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700040143000034EBFDE6108E.wmf"/>
  <manifest:file-entry manifest:media-type="" manifest:full-path="Pictures/2000002400034170000034EBBA7B6A63.wmf"/>
  <manifest:file-entry manifest:media-type="" manifest:full-path="Pictures/2000000A00002E4D00002AFF7A4BF02C.wmf"/>
  <manifest:file-entry manifest:media-type="" manifest:full-path="Pictures/200000210001E97B00005FE904F2FA5B.wmf"/>
  <manifest:file-entry manifest:media-type="" manifest:full-path="Pictures/200000120000B9350000319C22DFF60D.wmf"/>
  <manifest:file-entry manifest:media-type="" manifest:full-path="Pictures/2000000A000048C300002AFF50B75516.wmf"/>
  <manifest:file-entry manifest:media-type="" manifest:full-path="Pictures/2000000A0000383900002AFFEDE23140.wmf"/>
  <manifest:file-entry manifest:media-type="" manifest:full-path="Pictures/2000000A00004C1100002AFF96ED6BDA.wmf"/>
  <manifest:file-entry manifest:media-type="" manifest:full-path="Pictures/200000370005FB47000034EB1F387059.wmf"/>
  <manifest:file-entry manifest:media-type="" manifest:full-path="Pictures/2000000A0000319C000027B01826CD51.wmf"/>
  <manifest:file-entry manifest:media-type="" manifest:full-path="Pictures/2000000A0000383900002AFF0CC7B2AF.wmf"/>
  <manifest:file-entry manifest:media-type="" manifest:full-path="Pictures/200000120000C9BF0000319C2000514B.wmf"/>
  <manifest:file-entry manifest:media-type="" manifest:full-path="Pictures/200000180001E97B00002E4D8B9C602F.wmf"/>
  <manifest:file-entry manifest:media-type="" manifest:full-path="Pictures/2000000A000027B000002AFF3109F264.wmf"/>
  <manifest:file-entry manifest:media-type="" manifest:full-path="Pictures/2000001700008AE800006687962D5508.wmf"/>
  <manifest:file-entry manifest:media-type="" manifest:full-path="Pictures/2000001A000263D90000319CB179059B.wmf"/>
  <manifest:file-entry manifest:media-type="" manifest:full-path="Pictures/2000001900012CF7000034EB57D94F38.wmf"/>
  <manifest:file-entry manifest:media-type="" manifest:full-path="Pictures/2000000A00003ED700002AFFB45F2E04.wmf"/>
  <manifest:file-entry manifest:media-type="" manifest:full-path="Pictures/2000000A000042250000319C884D24C5.wmf"/>
  <manifest:file-entry manifest:media-type="" manifest:full-path="Pictures/2000000A0000319C0000319CB72B5A30.wmf"/>
  <manifest:file-entry manifest:media-type="" manifest:full-path="Pictures/2000000A000055FD00002AFF29387BB4.wmf"/>
  <manifest:file-entry manifest:media-type="" manifest:full-path="Pictures/2000000F0000383900002AFFB0AABA9C.wmf"/>
  <manifest:file-entry manifest:media-type="" manifest:full-path="Pictures/2000000A00003B8800002AFF9F9EF932.wmf"/>
  <manifest:file-entry manifest:media-type="" manifest:full-path="Pictures/2000000A00002AFF0000319CF2473C1B.wmf"/>
  <manifest:file-entry manifest:media-type="" manifest:full-path="Pictures/2000000A000042250000319CE8CADDCC.wmf"/>
  <manifest:file-entry manifest:media-type="" manifest:full-path="Pictures/2000000A000038390000319CB530BDE3.wmf"/>
  <manifest:file-entry manifest:media-type="" manifest:full-path="Pictures/2000000A00004C1100002AFF2FAFC764.wmf"/>
  <manifest:file-entry manifest:media-type="" manifest:full-path="Pictures/2000000A0000457400002AFF3CBB5061.wmf"/>
  <manifest:file-entry manifest:media-type="" manifest:full-path="Pictures/2000000A00007A5F0000319C0879D032.wmf"/>
  <manifest:file-entry manifest:media-type="" manifest:full-path="Pictures/200000440003941F00003B884E4D18AC.wmf"/>
  <manifest:file-entry manifest:media-type="" manifest:full-path="Pictures/2000002D0002E4D500004225A78704FA.wmf"/>
  <manifest:file-entry manifest:media-type="" manifest:full-path="Pictures/2000000A0000383900002AFFB2F2814A.wmf"/>
  <manifest:file-entry manifest:media-type="" manifest:full-path="Pictures/2000000A00004C1100002AFFB5B7ADFE.wmf"/>
  <manifest:file-entry manifest:media-type="" manifest:full-path="Pictures/2000000A00002AFF00002AFFE9694EC6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DejaVu Sans" svg:font-family="'DejaVu Sans'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Cambria" svg:font-family="Cambria, 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1" style:family="table">
      <style:table-properties style:width="16.536cm" table:align="left" style:writing-mode="lr-tb"/>
    </style:style>
    <style:style style:name="Таблица1.A" style:family="table-column">
      <style:table-column-properties style:column-width="3.387cm"/>
    </style:style>
    <style:style style:name="Таблица1.B" style:family="table-column">
      <style:table-column-properties style:column-width="3.493cm"/>
    </style:style>
    <style:style style:name="Таблица1.C" style:family="table-column">
      <style:table-column-properties style:column-width="2.858cm"/>
    </style:style>
    <style:style style:name="Таблица1.D" style:family="table-column">
      <style:table-column-properties style:column-width="4.551cm"/>
    </style:style>
    <style:style style:name="Таблица1.E" style:family="table-column">
      <style:table-column-properties style:column-width="2.249cm"/>
    </style:style>
    <style:style style:name="Таблица1.1" style:family="table-row">
      <style:table-row-properties style:row-height="1.716cm" style:keep-together="true" fo:keep-together="auto"/>
    </style:style>
    <style:style style:name="Таблица1.A1" style:family="table-cell">
      <style:table-cell-properties style:vertical-align="top" fo:padding-left="0.071cm" fo:padding-right="0.07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E1" style:family="table-cell">
      <style:table-cell-properties style:vertical-align="top" fo:padding-left="0.071cm" fo:padding-right="0.071cm" fo:padding-top="0cm" fo:padding-bottom="0cm" fo:border="0.018cm solid #000000" style:writing-mode="lr-tb"/>
    </style:style>
    <style:style style:name="Таблица1.2" style:family="table-row">
      <style:table-row-properties style:row-height="2.528cm" style:keep-together="true" fo:keep-together="auto"/>
    </style:style>
    <style:style style:name="Таблица1.3" style:family="table-row">
      <style:table-row-properties style:row-height="0.741cm" style:keep-together="true" fo:keep-together="auto"/>
    </style:style>
    <style:style style:name="Таблица1.4" style:family="table-row">
      <style:table-row-properties style:row-height="0.776cm" style:keep-together="true" fo:keep-together="auto"/>
    </style:style>
    <style:style style:name="Таблица1.5" style:family="table-row">
      <style:table-row-properties style:row-height="0.811cm" style:keep-together="true" fo:keep-together="auto"/>
    </style:style>
    <style:style style:name="Таблица2" style:family="table">
      <style:table-properties style:width="16.529cm" table:align="left" style:shadow="none" style:writing-mode="lr-tb"/>
    </style:style>
    <style:style style:name="Таблица2.A" style:family="table-column">
      <style:table-column-properties style:column-width="4.022cm"/>
    </style:style>
    <style:style style:name="Таблица2.B" style:family="table-column">
      <style:table-column-properties style:column-width="4.128cm"/>
    </style:style>
    <style:style style:name="Таблица2.C" style:family="table-column">
      <style:table-column-properties style:column-width="3.845cm"/>
    </style:style>
    <style:style style:name="Таблица2.D" style:family="table-column">
      <style:table-column-properties style:column-width="4.535cm"/>
    </style:style>
    <style:style style:name="Таблица2.1" style:family="table-row">
      <style:table-row-properties style:row-height="1.012cm" style:keep-together="true" fo:keep-together="auto"/>
    </style:style>
    <style:style style:name="Таблица2.A1" style:family="table-cell">
      <style:table-cell-properties style:vertical-align="middle" fo:padding-left="0.071cm" fo:padding-right="0.07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D1" style:family="table-cell">
      <style:table-cell-properties style:vertical-align="middle" fo:padding-left="0.071cm" fo:padding-right="0.071cm" fo:padding-top="0cm" fo:padding-bottom="0cm" fo:border="0.018cm solid #000000" style:writing-mode="lr-tb"/>
    </style:style>
    <style:style style:name="Таблица2.2" style:family="table-row">
      <style:table-row-properties style:row-height="0.741cm" style:keep-together="true" fo:keep-together="auto"/>
    </style:style>
    <style:style style:name="Таблица2.A2" style:family="table-cell">
      <style:table-cell-properties style:vertical-align="top" fo:background-color="transparent" fo:padding-left="0.071cm" fo:padding-right="0.07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B2" style:family="table-cell">
      <style:table-cell-properties style:vertical-align="top" fo:padding-left="0.071cm" fo:padding-right="0.07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D2" style:family="table-cell">
      <style:table-cell-properties style:vertical-align="top" fo:padding-left="0.071cm" fo:padding-right="0.071cm" fo:padding-top="0cm" fo:padding-bottom="0cm" fo:border="0.018cm solid #000000" style:writing-mode="lr-tb"/>
    </style:style>
    <style:style style:name="Таблица2.5" style:family="table-row">
      <style:table-row-properties style:row-height="0.776cm" style:keep-together="true" fo:keep-together="auto"/>
    </style:style>
    <style:style style:name="Таблица3" style:family="table">
      <style:table-properties style:width="14.78cm" table:align="left" style:writing-mode="lr-tb"/>
    </style:style>
    <style:style style:name="Таблица3.A" style:family="table-column">
      <style:table-column-properties style:column-width="10.252cm"/>
    </style:style>
    <style:style style:name="Таблица3.B" style:family="table-column">
      <style:table-column-properties style:column-width="4.528cm"/>
    </style:style>
    <style:style style:name="Таблица3.1" style:family="table-row">
      <style:table-row-properties style:row-height="0.663cm" style:keep-together="true" fo:keep-together="auto"/>
    </style:style>
    <style:style style:name="Таблица3.A1" style:family="table-cell">
      <style:table-cell-properties style:vertical-align="top" fo:padding-left="0.071cm" fo:padding-right="0.07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-left="0.071cm" fo:padding-right="0.071cm" fo:padding-top="0cm" fo:padding-bottom="0cm" fo:border="0.018cm solid #000000" style:writing-mode="lr-tb"/>
    </style:style>
    <style:style style:name="Таблица3.2" style:family="table-row">
      <style:table-row-properties style:row-height="0.494cm" style:keep-together="true" fo:keep-together="auto"/>
    </style:style>
    <style:style style:name="Таблица3.A2" style:family="table-cell">
      <style:table-cell-properties style:vertical-align="top" fo:padding-left="0.071cm" fo:padding-right="0.071cm" fo:padding-top="0cm" fo:padding-bottom="0cm" fo:border-left="0.018cm solid #000000" fo:border-right="none" fo:border-top="0.035cm solid #000000" fo:border-bottom="0.018cm solid #000000" style:writing-mode="lr-tb"/>
    </style:style>
    <style:style style:name="Таблица3.B2" style:family="table-cell">
      <style:table-cell-properties style:vertical-align="top" fo:padding-left="0.071cm" fo:padding-right="0.07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Таблица3.6" style:family="table-row">
      <style:table-row-properties style:row-height="0.529cm" style:keep-together="true" fo:keep-together="auto"/>
    </style:style>
    <style:style style:name="P1" style:family="paragraph" style:parent-style-name="Heading_20_3">
      <style:text-properties fo:language="ru" fo:country="RU" style:language-asian="ru" style:country-asian="RU"/>
    </style:style>
    <style:style style:name="P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35cm" style:auto-text-indent="false" style:text-autospace="none"/>
      <style:text-properties style:font-name="Times New Roman" fo:font-size="12pt" fo:language="ru" fo:country="RU" style:font-name-asian="Times New Roman" style:font-size-asian="12pt" style:language-asian="ru" style:country-asian="RU" style:font-size-complex="12pt"/>
    </style:style>
    <style:style style:name="P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cm" style:auto-text-indent="false"/>
    </style:style>
    <style:style style:name="P4" style:family="paragraph" style:parent-style-name="Standard">
      <style:paragraph-properties fo:margin-left="0cm" fo:margin-right="0cm" fo:margin-top="0cm" fo:margin-bottom="0cm" fo:line-height="150%" fo:text-align="end" style:justify-single-word="false" fo:text-indent="1cm" style:auto-text-indent="false"/>
    </style:style>
    <style:style style:name="P5" style:family="paragraph" style:parent-style-name="Standard">
      <style:paragraph-properties fo:margin-left="0cm" fo:margin-right="0cm" fo:margin-top="0cm" fo:margin-bottom="0cm" fo:line-height="150%" fo:text-align="end" style:justify-single-word="false" fo:orphans="0" fo:widows="0" fo:text-indent="1cm" style:auto-text-indent="false" style:text-autospace="none"/>
    </style:style>
    <style:style style:name="P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cm" style:auto-text-indent="false"/>
      <style:text-properties style:font-name="Times New Roman" fo:font-size="12pt" fo:language="ru" fo:country="RU" style:font-name-asian="Times New Roman" style:font-size-asian="12pt" style:language-asian="ru" style:country-asian="RU" style:font-size-complex="12pt"/>
    </style:style>
    <style:style style:name="P7" style:family="paragraph" style:parent-style-name="Standard">
      <style:paragraph-properties fo:margin-left="0cm" fo:margin-right="0cm" fo:margin-top="0cm" fo:margin-bottom="0cm" fo:line-height="0.651cm" fo:text-align="justify" style:justify-single-word="false" fo:text-indent="1cm" style:auto-text-indent="false"/>
    </style:style>
    <style:style style:name="P8" style:family="paragraph" style:parent-style-name="Standard">
      <style:paragraph-properties fo:margin-top="0cm" fo:margin-bottom="0cm" fo:line-height="150%" fo:text-align="justify" style:justify-single-word="false" fo:orphans="0" fo:widows="0" style:text-autospace="none"/>
    </style:style>
    <style:style style:name="P9" style:family="paragraph" style:parent-style-name="Standard">
      <style:paragraph-properties fo:margin-top="0cm" fo:margin-bottom="0cm" fo:line-height="150%" fo:text-align="end" style:justify-single-word="false"/>
    </style:style>
    <style:style style:name="P10" style:family="paragraph" style:parent-style-name="Standard" style:list-style-name="WW8Num1">
      <style:paragraph-properties fo:margin-top="0cm" fo:margin-bottom="0cm" fo:line-height="150%" fo:text-align="justify" style:justify-single-word="false"/>
      <style:text-properties style:font-name="Times New Roman" fo:font-size="12pt" fo:language="ru" fo:country="RU" style:font-name-asian="Times New Roman" style:font-size-asian="12pt" style:language-asian="ru" style:country-asian="RU" style:font-size-complex="12pt"/>
    </style:style>
    <style:style style:name="P11" style:family="paragraph" style:parent-style-name="Standard" style:list-style-name="WW8Num2">
      <style:paragraph-properties fo:margin-top="0cm" fo:margin-bottom="0cm" fo:line-height="150%" fo:text-align="justify" style:justify-single-word="false"/>
      <style:text-properties style:font-name="Times New Roman" fo:font-size="12pt" fo:language="ru" fo:country="RU" style:font-name-asian="Times New Roman" style:font-size-asian="12pt" style:language-asian="ru" style:country-asian="RU" style:font-size-complex="12pt"/>
    </style:style>
    <style:style style:name="P12" style:family="paragraph" style:parent-style-name="Standard">
      <style:paragraph-properties fo:margin-top="0cm" fo:margin-bottom="0cm" fo:line-height="100%"/>
      <style:text-properties style:font-name="Times New Roman" fo:font-size="12pt" fo:language="ru" fo:country="RU" style:font-name-asian="Times New Roman" style:font-size-asian="12pt" style:language-asian="ru" style:country-asian="RU" style:font-size-complex="10pt"/>
    </style:style>
    <style:style style:name="P13" style:family="paragraph" style:parent-style-name="Standard">
      <style:paragraph-properties fo:margin-top="0cm" fo:margin-bottom="0cm" fo:line-height="100%" style:snap-to-layout-grid="false"/>
      <style:text-properties style:font-name="Times New Roman" fo:font-size="12pt" fo:language="ru" fo:country="RU" style:font-name-asian="Times New Roman" style:font-size-asian="12pt" style:language-asian="ru" style:country-asian="RU" style:font-size-complex="10pt"/>
    </style:style>
    <style:style style:name="P14" style:family="paragraph" style:parent-style-name="Standard">
      <style:paragraph-properties fo:margin-top="0cm" fo:margin-bottom="0cm" fo:line-height="100%" style:snap-to-layout-grid="false"/>
      <style:text-properties style:font-name="Times New Roman" fo:font-size="12pt" fo:language="ru" fo:country="RU" fo:font-weight="bold" style:font-name-asian="Times New Roman" style:font-size-asian="12pt" style:language-asian="ru" style:country-asian="RU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fo:line-height="100%" style:snap-to-layout-grid="false"/>
    </style:style>
    <style:style style:name="P16" style:family="paragraph" style:parent-style-name="Standard">
      <style:paragraph-properties fo:margin-top="0.212cm" fo:margin-bottom="0cm" fo:line-height="150%" fo:text-align="center" style:justify-single-word="false" fo:keep-with-next="always"/>
      <style:text-properties style:font-name="Times New Roman" fo:font-size="12pt" fo:language="ru" fo:country="RU" fo:font-style="italic" style:font-name-asian="Times New Roman" style:font-size-asian="12pt" style:language-asian="ru" style:country-asian="RU" style:font-style-asian="italic" style:font-size-complex="12pt"/>
    </style:style>
    <style:style style:name="P17" style:family="paragraph" style:parent-style-name="Standard">
      <style:paragraph-properties fo:margin-top="0.109cm" fo:margin-bottom="0cm" fo:line-height="150%" fo:text-align="center" style:justify-single-word="false" fo:keep-with-next="always"/>
      <style:text-properties style:font-name="Times New Roman" fo:font-size="12pt" fo:language="ru" fo:country="RU" fo:font-style="italic" style:font-name-asian="Times New Roman" style:font-size-asian="12pt" style:language-asian="ru" style:country-asian="RU" style:font-style-asian="italic" style:font-size-complex="12pt"/>
    </style:style>
    <style:style style:name="P18" style:family="paragraph" style:parent-style-name="Стандартный_20_HTML">
      <style:paragraph-properties fo:margin-left="0cm" fo:margin-right="0cm" fo:line-height="150%" fo:text-align="justify" style:justify-single-word="false" fo:text-indent="1.244cm" style:auto-text-indent="false" style:text-autospace="none">
        <style:tab-stops/>
      </style:paragraph-properties>
      <style:text-properties fo:color="#000000" style:font-name="Times New Roman" style:letter-kerning="true" style:font-name-asian="Times New Roman" style:language-asian="ru" style:country-asian="RU" style:font-name-complex="Times New Roman"/>
    </style:style>
    <style:style style:name="P19" style:family="paragraph" style:parent-style-name="Стандартный_20_HTML">
      <style:paragraph-properties fo:margin-left="0cm" fo:margin-right="0cm" fo:line-height="150%" fo:text-align="justify" style:justify-single-word="false" fo:text-indent="1.244cm" style:auto-text-indent="false" style:text-autospace="none" style:writing-mode="lr-tb">
        <style:tab-stops/>
      </style:paragraph-properties>
    </style:style>
    <style:style style:name="P20" style:family="paragraph" style:parent-style-name="Heading_20_1" style:master-page-name="Standard">
      <style:paragraph-properties style:page-number="auto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language-asian="ru" style:country-asian="RU"/>
    </style:style>
    <style:style style:name="T3" style:family="text">
      <style:text-properties style:language-asian="ru" style:country-asian="RU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style:font-name-asian="Times New Roman" style:font-size-asian="12pt" style:language-asian="ru" style:country-asian="RU" style:font-size-complex="12pt"/>
    </style:style>
    <style:style style:name="T6" style:family="text">
      <style:text-properties style:font-name="Times New Roman" fo:font-size="12pt" fo:language="ru" fo:country="RU" style:font-name-asian="Times New Roman" style:font-size-asian="12pt" style:language-asian="ru" style:country-asian="RU" style:font-size-complex="12pt"/>
    </style:style>
    <style:style style:name="T7" style:family="text">
      <style:text-properties style:font-name="Times New Roman" fo:font-size="12pt" fo:language="ru" fo:country="RU" style:font-name-asian="Times New Roman" style:font-size-asian="12pt" style:language-asian="ru" style:country-asian="RU" style:font-size-complex="12pt" style:font-weight-complex="bold"/>
    </style:style>
    <style:style style:name="T8" style:family="text">
      <style:text-properties style:font-name="Times New Roman" fo:font-size="12pt" fo:language="ru" fo:country="RU" style:font-name-asian="Times New Roman" style:font-size-asian="12pt" style:language-asian="ru" style:country-asian="RU" style:font-size-complex="10pt"/>
    </style:style>
    <style:style style:name="T9" style:family="text">
      <style:text-properties style:font-name="Times New Roman" fo:font-size="12pt" fo:language="ru" fo:country="RU" fo:font-weight="bold" style:font-name-asian="Times New Roman" style:font-size-asian="12pt" style:language-asian="ru" style:country-asian="RU" style:font-weight-asian="bold" style:font-size-complex="12pt"/>
    </style:style>
    <style:style style:name="T10" style:family="text">
      <style:text-properties style:font-name="Times New Roman" fo:font-size="12pt" fo:language="ru" fo:country="RU" fo:font-style="italic" style:font-name-asian="Times New Roman" style:font-size-asian="12pt" style:language-asian="ru" style:country-asian="RU" style:font-style-asian="italic" style:font-size-complex="12pt" style:font-style-complex="italic"/>
    </style:style>
    <style:style style:name="T11" style:family="text">
      <style:text-properties style:font-name="Times New Roman" fo:font-size="12pt" fo:font-style="italic" style:font-name-asian="Times New Roman" style:font-size-asian="12pt" style:language-asian="ru" style:country-asian="RU" style:font-style-asian="italic" style:font-size-complex="12pt" style:font-style-complex="italic"/>
    </style:style>
    <style:style style:name="T12" style:family="text">
      <style:text-properties style:font-name-asian="Times New Roman"/>
    </style:style>
    <style:style style:name="T13" style:family="text">
      <style:text-properties style:font-name="Arial" fo:font-size="12pt" fo:language="ru" fo:country="RU" style:font-name-asian="Times New Roman" style:font-size-asian="12pt" style:language-asian="ru" style:country-asian="RU" style:font-name-complex="Arial" style:font-size-complex="12pt"/>
    </style:style>
    <style:style style:name="T14" style:family="text">
      <style:text-properties fo:font-variant="small-caps" style:font-name="Times New Roman" fo:font-size="12pt" style:font-name-asian="Times New Roman" style:font-size-asian="12pt" style:language-asian="ru" style:country-asian="RU" style:font-size-complex="12pt"/>
    </style:style>
    <style:style style:name="T15" style:family="text">
      <style:text-properties fo:font-variant="small-caps" style:font-name="Times New Roman" fo:font-size="12pt" fo:language="ru" fo:country="RU" style:font-name-asian="Times New Roman" style:font-size-asian="12pt" style:language-asian="ru" style:country-asian="RU" style:font-size-complex="12pt"/>
    </style:style>
    <style:style style:name="T16" style:family="text">
      <style:text-properties style:text-position="sub 58%" style:font-name="Times New Roman" fo:font-size="12pt" fo:language="ru" fo:country="RU" style:font-name-asian="Times New Roman" style:font-size-asian="12pt" style:language-asian="ru" style:country-asian="RU" style:font-size-complex="12pt"/>
    </style:style>
    <style:style style:name="T17" style:family="text">
      <style:text-properties fo:color="#000000"/>
    </style:style>
    <style:style style:name="T18" style:family="text">
      <style:text-properties fo:color="#000000" style:font-name="Times New Roman" style:font-name-asian="Times New Roman" style:language-asian="ru" style:country-asian="RU" style:font-name-complex="Times New Roman" style:language-complex="ar" style:country-complex="SA"/>
    </style:style>
    <style:style style:name="T19" style:family="text">
      <style:text-properties style:letter-kerning="true"/>
    </style:style>
    <style:style style:name="T20" style:family="text">
      <style:text-properties style:font-name-complex="Times New Roman"/>
    </style:style>
    <style:style style:name="fr1" style:family="graphic" style:parent-style-name="Graphics">
      <style:graphic-properties fo:margin-left="0cm" fo:margin-right="0cm" style:vertical-pos="middle" style:vertical-rel="text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2">Э</text:span><text:span text:style-name="T2">кономическое обоснование разработки дипломного проекта</text:span></text:h>
      <text:h text:style-name="P1" text:outline-level="3">Обоснование целесообразности разработки проекта</text:h>
      <text:p text:style-name="P18">Цель экономической части выпускной квалификационной работы - обоснование целесообразности выполнения разработки экономическими методами. Для этого необходимо провести содержательную оценку экономической значимости объекта разработки.</text:p>
      <text:p text:style-name="P19">Деятельность в образовательных учреждениях связана с <text:span text:style-name="T18">оказанием образовательных и воспитательных услуг.</text:span></text:p>
      <text:p text:style-name="P18">. Она влияет на множество <text:s/>фактов <text:s/>и <text:s/>охватывает широкий спектр нужных вопросов по организационно-технологическому, экономическому и финансовому характеру, требующих повседневного решения.</text:p>
      <text:p text:style-name="P2">Естественными критериями в задачах выбора решений по развитию системы служат экономические показатели. В них основными переменными могут быть затраты. Затраты на приобретение и установку комплекса технических, программных и других средств, расходы на обучение персонала, подготовку и содержание помещений, разработку прикладных программ, поддержку техники и другие цели.</text:p>
      <text:p text:style-name="P2">Одним из основных требований функционирования предприятий и их ассоциаций в условиях рыночной экономики являются безубыточность хозяйственной и другой деятельности, возмещение расходов собственными доходами и обеспечение в определенных размерах прибыльности, рентабельности хозяйствования.</text:p>
      <text:p text:style-name="P6">Необходимость автоматизации обусловлена целым рядом причин, главная из них — необходимость хранения файлов пользователей с возможностью ограничения доступа к ним для различных групп пользователей. Также автоматизированная система позволит получать своевременно необходимую информацию из других отделов учреждения.</text:p>
      <text:h text:style-name="P1" text:outline-level="3">Формирование цены программного продукта</text:h>
      <text:p text:style-name="P6">Программные продукты представляют собой особый товар, имеющий ряд характерных черт и особенностей, в числе которых – специфика труда по созданию программного продукта, определение цены на него, обоснование затрат на разработку и т.п.</text:p>
      <text:p text:style-name="P6">Программный продукт является объектом интеллектуальной собственности. Интеллектуальная собственность, охраняемая в большинстве стран мира, является сейчас <text:soft-page-break/>одним из наиболее мощных стимуляторов прогресса во всех отраслях развития общества – научно-технического, культурного и других.</text:p>
      <text:p text:style-name="P6">Интеллектуальная собственность включает в себя две основные сферы прав: </text:p>
      <text:list xml:id="list1979269714" text:style-name="WW8Num1">
        <text:list-item>
          <text:p text:style-name="P10">промышленную собственность, под которой понимаются главным образом права на изобретения, промышленные образцы, товарные знаки и наименования мест происхождения товара;</text:p>
        </text:list-item>
        <text:list-item>
          <text:p text:style-name="P10">авторское право, под которым понимаются главным образом права на литературные, музыкальные, художественные, фотографические и аудиовизуальные произведения, программа для ЭВМ и базы данных.</text:p>
        </text:list-item>
      </text:list>
      <text:p text:style-name="P6">Программные продукты представляют собой весьма специфичный товар с множеством присущих им особенностей. Многие их особенности проявляются и в методах расчетов цены на них.</text:p>
      <text:p text:style-name="P6"><text:s/>На разработку программного продукта средней сложности обычно требуются весьма незначительные средства. Однако, при этом он может дать экономический эффект, значительно превышающий эффект от использования достаточно дорогостоящих систем.</text:p>
      <text:p text:style-name="P6">Необходимо выделить еще одну особенность программного продукта: возможность их многократного применения различными пользователями. Соответственно цена такого продукта резко снижается по мере расширения круга пользователей.</text:p>
      <text:p text:style-name="P6">Следует подчеркнуть, что у программных продуктов практически отсутствует процесс физического старения и износа. Для них основные затраты приходятся на разработку образца, тогда как процесс тиражирования представляет собой, обычно, сравнительно несложную и недорогую процедуру копирования на магнитные носители программного продукта и сопровождающей документации. Таким образом, этот товар не обладает, по сути, рыночной стоимостью, формируемой на базе общественно необходимых затрат труда.</text:p>
      <text:p text:style-name="P6">Цена на программные продукты устанавливается на единицу программной продукции с учетом комплектности ее поставки. Ее цена, обычно, формируется на базе себестоимости производства и прибыли.</text:p>
      <text:p text:style-name="P6">При определении стоимости программного продукта можно выделить четыре метода оценки:</text:p>
      <text:list xml:id="list2067421685" text:style-name="WW8Num2">
        <text:list-item>
          <text:p text:style-name="P11">метод аналогии;</text:p>
        </text:list-item>
        <text:list-item>
          <text:p text:style-name="P11">нормативные методы;</text:p>
        </text:list-item>
        <text:list-item>
          <text:p text:style-name="P11">методы экспертных оценок;</text:p>
        </text:list-item>
        <text:list-item>
          <text:p text:style-name="P11">исследовательские методы.</text:p>
        </text:list-item>
      </text:list>
      <text:p text:style-name="P6"><text:soft-page-break/>Метод аналогии основан на использовании в качестве базы для оценки трудовых и стоимостных затрат параметров, ранее выполненных аналогичных программных разработок. В этом случае предполагаемые затраты определяются по фактическим данным о расходах соответствующих программ аналогов с корректировкой, поправочными коэффициентами. Значения этих коэффициентов, а также выбор сопоставлений определяется экспериментальными данными.</text:p>
      <text:p text:style-name="P6">Различные модификации методов различаются степенью детализации программных разработок (программы, операторы, команды, модули) и процессами создания программ (виды работ, этапы), набором факторов, влияющих на затраты.</text:p>
      <text:p text:style-name="P6">При определении цены на программные продукты в рыночных условиях определяют нижний и верхний пределы цены. Нижним пределом обычно являются издержки, поскольку они возмещают затраты на создание программы. Верхний предел установить сложнее, так как им может быть сразу несколько факторов.</text:p>
      <text:p text:style-name="P6"><text:s/>Во-первых, это возможный прирост прибыли (экономии), который пользователь может получить при использовании программного продукта. </text:p>
      <text:p text:style-name="P6">Во-вторых, если аналогичный продукт предлагается разными производителями, то цены конкурента могут быть верхним пределом. </text:p>
      <text:p text:style-name="P6">В-третьих, для пользователя не исключается возможность самостоятельной разработки продукта с привлечение сторонних специалистов. Предельной ценой для пользователя будут выступать собственные издержки на разработку программы.</text:p>
      <text:p text:style-name="P6">Четвертый фактор связан с сознательным нарушение авторских прав и законов об интеллектуальной собственности, то есть приобретение пользователем контрафактной продукции. Поэтому оценки степени защищенности продукта является важным критерием ценообразования.</text:p>
      <text:p text:style-name="P6">Однако при любом способе определения цены на программные продукты доходы от реализации должны превышать затраты на создание, в противном случае будут отсутствовать стимулы для развития и совершенствования.</text:p>
      <text:h text:style-name="P1" text:outline-level="3">Расчет затрат на разработку проекта</text:h>
      <text:p text:style-name="P3"><text:span text:style-name="T6">Затраты</text:span><text:span text:style-name="T6"> в системы (формула 4.1), связанные с программным продуктом, будут состоять из:</text:span></text:p>
      <text:p text:style-name="P4"><text:span text:style-name="T6"><draw:frame draw:style-name="fr1" draw:name="Графический объект1" text:anchor-type="as-char" svg:width="2.15cm" svg:height="0.529cm" draw:z-index="0"><draw:image xlink:href="Pictures/200000120000C9BF0000319C2000514B.wmf" xlink:type="simple" xlink:show="embed" xlink:actuate="onLoad"/></draw:frame></text:span><text:span text:style-name="T6"> , <text:s text:c="50"/>(4.1)</text:span></text:p>
      <text:p text:style-name="P3"><text:span text:style-name="T6">где </text:span><text:span text:style-name="T6"><draw:frame draw:style-name="fr1" draw:name="Графический объект2" text:anchor-type="as-char" svg:width="0.6cm" svg:height="0.459cm" draw:z-index="1"><draw:image xlink:href="Pictures/2000000A0000383900002AFFEDE23140.wmf" xlink:type="simple" xlink:show="embed" xlink:actuate="onLoad"/></draw:frame></text:span><text:span text:style-name="T6"> – затраты на проектирование;</text:span></text:p>
      <text:p text:style-name="P3"><text:span text:style-name="T6"><draw:frame draw:style-name="fr1" draw:name="Графический объект3" text:anchor-type="as-char" svg:width="0.6cm" svg:height="0.529cm" draw:z-index="2"><draw:image xlink:href="Pictures/2000000A000038390000319CB530BDE3.wmf" xlink:type="simple" xlink:show="embed" xlink:actuate="onLoad"/></draw:frame></text:span><text:span text:style-name="T6">– затраты на реализацию.</text:span></text:p>
      <text:p text:style-name="P6">Суммарные затраты на проектирование <text:s/>и разработку программы (формула 4.2):</text:p>
      <text:p text:style-name="P5"><text:soft-page-break/><text:span text:style-name="T6"><draw:frame draw:style-name="fr1" draw:name="Графический объект4" text:anchor-type="as-char" svg:width="9.77cm" svg:height="0.635cm" draw:z-index="3"><draw:image xlink:href="Pictures/200000440003941F00003B884E4D18AC.wmf" xlink:type="simple" xlink:show="embed" xlink:actuate="onLoad"/></draw:frame></text:span><text:span text:style-name="T6"> , <text:s text:c="12"/>(4.2)</text:span></text:p>
      <text:p text:style-name="P8"><text:span text:style-name="T6">где </text:span><text:span text:style-name="T13"><draw:frame draw:style-name="fr1" draw:name="Графический объект5" text:anchor-type="as-char" svg:width="0.459cm" svg:height="0.459cm" draw:z-index="4"><draw:image xlink:href="Pictures/2000000A00002AFF00002AFFE9694EC6.wmf" xlink:type="simple" xlink:show="embed" xlink:actuate="onLoad"/></draw:frame></text:span><text:span text:style-name="T13"> –</text:span><text:span text:style-name="T6"> время, затрачиваемое на разработку программного продукта работником i-ой категории, человеко-дней;</text:span></text:p>
      <text:p text:style-name="P3"><text:span text:style-name="T6"><draw:frame draw:style-name="fr1" draw:name="Графический объект6" text:anchor-type="as-char" svg:width="0.917cm" svg:height="0.459cm" draw:z-index="5"><draw:image xlink:href="Pictures/2000000A000055FD00002AFF29387BB4.wmf" xlink:type="simple" xlink:show="embed" xlink:actuate="onLoad"/></draw:frame></text:span><text:span text:style-name="T6">– заработная плата разработчика i-ой категории, руб./мес.;</text:span></text:p>
      <text:p text:style-name="P7"><text:span text:style-name="T5"><draw:frame draw:style-name="fr1" draw:name="Графический объект7" text:anchor-type="as-char" svg:width="0.67cm" svg:height="0.459cm" draw:z-index="6"><draw:image xlink:href="Pictures/2000000A00003ED700002AFFB45F2E04.wmf" xlink:type="simple" xlink:show="embed" xlink:actuate="onLoad"/></draw:frame></text:span><text:span text:style-name="T6">– коэффициент, учитывающий дополнительную заработную плату, затраченную на разработку, в долях к основной заработной плате и районный коэффициент (</text:span><text:span text:style-name="T5"><draw:frame draw:style-name="fr1" draw:name="Графический объект8" text:anchor-type="as-char" svg:width="0.67cm" svg:height="0.459cm" draw:z-index="7"><draw:image xlink:href="Pictures/2000000A00003ED700002AFFB45F2E04.wmf" xlink:type="simple" xlink:show="embed" xlink:actuate="onLoad"/></draw:frame></text:span><text:span text:style-name="T6">= 0,8 состоящий из премий 0,7 и коэффициента отпускных, равного 0,1);</text:span></text:p>
      <text:p text:style-name="P7"><text:span text:style-name="T5"><draw:frame draw:style-name="fr1" draw:name="Графический объект9" text:anchor-type="as-char" svg:width="0.6cm" svg:height="0.459cm" draw:z-index="8"><draw:image xlink:href="Pictures/2000000A0000383900002AFFB2F2814A.wmf" xlink:type="simple" xlink:show="embed" xlink:actuate="onLoad"/></draw:frame></text:span><text:span text:style-name="T6"> – коэффициент, учитывающий отчисления на социальные нужды на заработную плату разработчиков, в долях к сумме основной и дополнительной заработной платы <text:line-break/>(</text:span><text:span text:style-name="T6"><draw:frame draw:style-name="fr2" draw:name="Графический объект10" text:anchor-type="as-char" svg:y="-0.423cm" svg:width="0.6cm" svg:height="0.459cm" draw:z-index="40"><draw:image xlink:href="Pictures/2000000A0000383900002AFFB2F2814A.wmf" xlink:type="simple" xlink:show="embed" xlink:actuate="onLoad"/></draw:frame></text:span><text:span text:style-name="T6">= 0,26 (</text:span><text:span text:style-name="T7">Страховые взносы = 26%, процент, состоящий из страховых взносов в Пенсионный фонд, в долях единицы – 0,2, страховых взносов в ФСС – 0,029, страховых взносов в ФОМС – 0,031</text:span><text:span text:style-name="T6">);</text:span></text:p>
      <text:p text:style-name="P7"><text:span text:style-name="T14"><draw:frame draw:style-name="fr1" draw:name="Графический объект11" text:anchor-type="as-char" svg:width="0.6cm" svg:height="0.459cm" draw:z-index="9"><draw:image xlink:href="Pictures/2000000F0000383900002AFFB0AABA9C.wmf" xlink:type="simple" xlink:show="embed" xlink:actuate="onLoad"/></draw:frame></text:span><text:span text:style-name="T14"> - </text:span><text:span text:style-name="T7">коэффициент, учитывающий накладные расходы организации, в долях к основной заработной плате разработчиков данной организации, равный 0,6 ( состоящий из затрат на связь 0,15, рентабельность предприятия 0,15, административные расходы 0,1, содержание и эксплуатацию и оборудования 0,2) ;</text:span></text:p>
      <text:p text:style-name="P3"><text:span text:style-name="T6"><draw:frame draw:style-name="fr1" draw:name="Графический объект12" text:anchor-type="as-char" svg:width="0.529cm" svg:height="0.423cm" draw:z-index="10"><draw:image xlink:href="Pictures/2000000A0000319C000027B01826CD51.wmf" xlink:type="simple" xlink:show="embed" xlink:actuate="onLoad"/></draw:frame></text:span><text:span text:style-name="T6"> – затраты на материалы (таблица 4.2);</text:span></text:p>
      <text:p text:style-name="P3"><text:span text:style-name="T6"><draw:frame draw:style-name="fr1" draw:name="Графический объект13" text:anchor-type="as-char" svg:width="0.635cm" svg:height="0.459cm" draw:z-index="11"><draw:image xlink:href="Pictures/2000000A00003B8800002AFF9F9EF932.wmf" xlink:type="simple" xlink:show="embed" xlink:actuate="onLoad"/></draw:frame></text:span><text:span text:style-name="T6"> – затраты на использование машинного времени.</text:span></text:p>
      <text:p text:style-name="P6">Денежные расходы на основную заработную плату определяются по формуле 4.3:</text:p>
      <text:p text:style-name="P9"><text:span text:style-name="T6"><draw:frame draw:style-name="fr1" draw:name="Графический объект14" text:anchor-type="as-char" svg:width="15.229cm" svg:height="0.564cm" draw:z-index="12"><draw:image xlink:href="Pictures/200000370005FB47000034EB1F387059.wmf" xlink:type="simple" xlink:show="embed" xlink:actuate="onLoad"/></draw:frame></text:span><text:span text:style-name="T6"> (4.3)</text:span></text:p>
      <text:p text:style-name="P3"><text:span text:style-name="T6">где </text:span><text:span text:style-name="T6"><draw:frame draw:style-name="fr1" draw:name="Графический объект15" text:anchor-type="as-char" svg:width="1.305cm" svg:height="0.529cm" draw:z-index="13"><draw:image xlink:href="Pictures/2000000A00007A5F0000319C0879D032.wmf" xlink:type="simple" xlink:show="embed" xlink:actuate="onLoad"/></draw:frame></text:span><text:span text:style-name="T6"> – среднедневная заработная плата работника i-ой категории, руб.;</text:span></text:p>
      <text:p text:style-name="P3"><text:span text:style-name="T6"><text:s/></text:span><text:span text:style-name="T6"><draw:frame draw:style-name="fr1" draw:name="Графический объект16" text:anchor-type="as-char" svg:width="0.459cm" svg:height="0.459cm" draw:z-index="14"><draw:image xlink:href="Pictures/2000000A00002AFF00002AFFE9694EC6.wmf" xlink:type="simple" xlink:show="embed" xlink:actuate="onLoad"/></draw:frame></text:span><text:span text:style-name="T6"> – трудоемкость работ, выполняемых проектировщиком i-ой категории, чел/дн.</text:span></text:p>
      <text:p text:style-name="P6">Затраты времени на разработку системы по каждому исполнителю принимаются, исходя из его загрузки по календарному графику выполнения работ.</text:p>
      <text:p text:style-name="P6">Данные по расчету основной заработной платы проектировщиков занесены в таблицу 4.1, исходя из того, что в месяце в среднем – 21 рабочий день. Основная заработная плата разработчиков системы приведена в таблице 4.1.</text:p>
      <text:p text:style-name="P6">Расходы на дополнительную заработную плату производим по формуле 4.4:</text:p>
      <text:p text:style-name="P4"><text:span text:style-name="T9"><draw:frame draw:style-name="fr1" draw:name="Графический объект17" text:anchor-type="as-char" svg:width="10.936cm" svg:height="0.564cm" draw:z-index="15"><draw:image xlink:href="Pictures/2000002700040143000034EBFDE6108E.wmf" xlink:type="simple" xlink:show="embed" xlink:actuate="onLoad"/></draw:frame></text:span><text:span text:style-name="T6">руб. <text:s text:c="8"/>(4.4)</text:span></text:p>
      <text:p text:style-name="P3"><text:span text:style-name="T6">С суммы начисленной заработной платы оплачиваются страховые взносы в ПФР, ФСС, федеральный и территориальные ФОМСы. Произведем расчет страховых взносов по формуле 4.5:</text:span></text:p>
      <text:p text:style-name="P4"><text:span text:style-name="T6">СВ = ∑(ЗП</text:span><text:span text:style-name="T5">oi</text:span><text:span text:style-name="T6"> + ЗПд) × </text:span><text:span text:style-name="T5">Wc</text:span><text:span text:style-name="T6"> = (51470 + 41176) × 0,26 = 24088 руб. <text:s text:c="7"/>(4.5)</text:span></text:p>
      <text:p text:style-name="P16"><text:soft-page-break/>Таблица 4.1 Расчет основной заработной платы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4">Должность</text:p>
          </table:table-cell>
          <table:table-cell table:style-name="Таблица1.A1" office:value-type="string">
            <text:p text:style-name="P14">Должностной оклад, руб.</text:p>
          </table:table-cell>
          <table:table-cell table:style-name="Таблица1.A1" office:value-type="string">
            <text:p text:style-name="P14">Средняя дневная ставка, руб.</text:p>
          </table:table-cell>
          <table:table-cell table:style-name="Таблица1.A1" office:value-type="string">
            <text:p text:style-name="P14">Затраты времени на разработку чел./дней</text:p>
          </table:table-cell>
          <table:table-cell table:style-name="Таблица1.E1" office:value-type="string">
            <text:p text:style-name="P14">ФОТ, руб.</text:p>
          </table:table-cell>
        </table:table-row>
        <table:table-row table:style-name="Таблица1.2">
          <table:table-cell table:style-name="Таблица1.A1" office:value-type="string">
            <text:p text:style-name="P13">Руководитель от кафедры</text:p>
            <text:p text:style-name="P12">Руководитель от предприятия</text:p>
            <text:p text:style-name="P12">Программист</text:p>
          </table:table-cell>
          <table:table-cell table:style-name="Таблица1.A1" office:value-type="string">
            <text:p text:style-name="P13"/>
            <text:p text:style-name="P12">8400</text:p>
            <text:p text:style-name="P12"/>
            <text:p text:style-name="P12">8400</text:p>
            <text:p text:style-name="P12">6500</text:p>
          </table:table-cell>
          <table:table-cell table:style-name="Таблица1.A1" office:value-type="string">
            <text:p text:style-name="P13"/>
            <text:p text:style-name="P12">400</text:p>
            <text:p text:style-name="P12"/>
            <text:p text:style-name="P12">400</text:p>
            <text:p text:style-name="P12">310</text:p>
          </table:table-cell>
          <table:table-cell table:style-name="Таблица1.A1" office:value-type="string">
            <text:p text:style-name="P13"/>
            <text:p text:style-name="P12">35</text:p>
            <text:p text:style-name="P12"/>
            <text:p text:style-name="P12">34</text:p>
            <text:p text:style-name="P12">77</text:p>
          </table:table-cell>
          <table:table-cell table:style-name="Таблица1.E1" office:value-type="string">
            <text:p text:style-name="P13"/>
            <text:p text:style-name="P12">14000</text:p>
            <text:p text:style-name="P12"/>
            <text:p text:style-name="P12">13600</text:p>
            <text:p text:style-name="P12">23870</text:p>
          </table:table-cell>
        </table:table-row>
        <table:table-row table:style-name="Таблица1.3">
          <table:table-cell table:style-name="Таблица1.A1" table:number-columns-spanned="3" office:value-type="string">
            <text:p text:style-name="P13">Итого</text:p>
          </table:table-cell>
          <table:covered-table-cell/>
          <table:covered-table-cell/>
          <table:table-cell table:style-name="Таблица1.A1" office:value-type="string">
            <text:p text:style-name="P13"/>
            <text:p text:style-name="P12"/>
          </table:table-cell>
          <table:table-cell table:style-name="Таблица1.E1" office:value-type="string">
            <text:p text:style-name="P13">51470</text:p>
          </table:table-cell>
        </table:table-row>
        <table:table-row table:style-name="Таблица1.4">
          <table:table-cell table:style-name="Таблица1.A1" table:number-columns-spanned="4" office:value-type="string">
            <text:p text:style-name="P13">Дополнительная заработная плата (80%)</text:p>
          </table:table-cell>
          <table:covered-table-cell/>
          <table:covered-table-cell/>
          <table:covered-table-cell/>
          <table:table-cell table:style-name="Таблица1.E1" office:value-type="string">
            <text:p text:style-name="P13">41176</text:p>
            <text:p text:style-name="P12"/>
          </table:table-cell>
        </table:table-row>
        <table:table-row table:style-name="Таблица1.5">
          <table:table-cell table:style-name="Таблица1.A1" table:number-columns-spanned="4" office:value-type="string">
            <text:p text:style-name="P15"><text:span text:style-name="T8">Отчисления во внебюджетные </text:span><text:span text:style-name="T8">фонды (26%)</text:span></text:p>
          </table:table-cell>
          <table:covered-table-cell/>
          <table:covered-table-cell/>
          <table:covered-table-cell/>
          <table:table-cell table:style-name="Таблица1.E1" office:value-type="string">
            <text:p text:style-name="P13">24088</text:p>
          </table:table-cell>
        </table:table-row>
      </table:table>
      <text:p text:style-name="P6"/>
      <text:p text:style-name="P3"><text:span text:style-name="T6">Произведем расчет расходов на материалы (</text:span><text:span text:style-name="T6"><draw:frame draw:style-name="fr1" draw:name="Графический объект18" text:anchor-type="as-char" svg:width="0.529cm" svg:height="0.423cm" draw:z-index="16"><draw:image xlink:href="Pictures/2000000A0000319C000027B01826CD51.wmf" xlink:type="simple" xlink:show="embed" xlink:actuate="onLoad"/></draw:frame></text:span><text:span text:style-name="T6">), используя данные, представленные в таблице 4.2.</text:span></text:p>
      <text:p text:style-name="P17">Таблица 4.2 Затраты на материал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4">Наименование</text:p>
          </table:table-cell>
          <table:table-cell table:style-name="Таблица2.A1" office:value-type="string">
            <text:p text:style-name="P14">Количество, шт.</text:p>
          </table:table-cell>
          <table:table-cell table:style-name="Таблица2.A1" office:value-type="string">
            <text:p text:style-name="P14">Стоимость, руб./шт.</text:p>
          </table:table-cell>
          <table:table-cell table:style-name="Таблица2.D1" office:value-type="string">
            <text:p text:style-name="P14">Общая стоимость, руб.</text:p>
          </table:table-cell>
        </table:table-row>
        <table:table-row table:style-name="Таблица2.2">
          <table:table-cell table:style-name="Таблица2.A2" office:value-type="string">
            <text:p text:style-name="P13">Бумага, пачка</text:p>
          </table:table-cell>
          <table:table-cell table:style-name="Таблица2.B2" office:value-type="string">
            <text:p text:style-name="P13">1</text:p>
          </table:table-cell>
          <table:table-cell table:style-name="Таблица2.B2" office:value-type="string">
            <text:p text:style-name="P13">120</text:p>
          </table:table-cell>
          <table:table-cell table:style-name="Таблица2.D2" office:value-type="string">
            <text:p text:style-name="P13">120</text:p>
          </table:table-cell>
        </table:table-row>
        <table:table-row table:style-name="Таблица2.2">
          <table:table-cell table:style-name="Таблица2.B2" office:value-type="string">
            <text:p text:style-name="P13">Дискеты</text:p>
          </table:table-cell>
          <table:table-cell table:style-name="Таблица2.B2" office:value-type="string">
            <text:p text:style-name="P13">2</text:p>
          </table:table-cell>
          <table:table-cell table:style-name="Таблица2.B2" office:value-type="string">
            <text:p text:style-name="P13">16</text:p>
          </table:table-cell>
          <table:table-cell table:style-name="Таблица2.D2" office:value-type="string">
            <text:p text:style-name="P13">32</text:p>
          </table:table-cell>
        </table:table-row>
        <table:table-row table:style-name="Таблица2.2">
          <table:table-cell table:style-name="Таблица2.B2" office:value-type="string">
            <text:p text:style-name="P13">Тонер</text:p>
          </table:table-cell>
          <table:table-cell table:style-name="Таблица2.B2" office:value-type="string">
            <text:p text:style-name="P13">1</text:p>
          </table:table-cell>
          <table:table-cell table:style-name="Таблица2.B2" office:value-type="string">
            <text:p text:style-name="P13">350</text:p>
          </table:table-cell>
          <table:table-cell table:style-name="Таблица2.D2" office:value-type="string">
            <text:p text:style-name="P13">350</text:p>
          </table:table-cell>
        </table:table-row>
        <table:table-row table:style-name="Таблица2.5">
          <table:table-cell table:style-name="Таблица2.B2" table:number-columns-spanned="3" office:value-type="string">
            <text:p text:style-name="P13">Всего</text:p>
          </table:table-cell>
          <table:covered-table-cell/>
          <table:covered-table-cell/>
          <table:table-cell table:style-name="Таблица2.D2" office:value-type="string">
            <text:p text:style-name="P13">502</text:p>
          </table:table-cell>
        </table:table-row>
      </table:table>
      <text:p text:style-name="P3"><text:span text:style-name="T6">Накладные расходы определяются пропорционально заработной плате производственных рабочих.</text:span></text:p>
      <text:p text:style-name="P3"><text:span text:style-name="T6">Накладные расходы З</text:span><text:span text:style-name="T16">н</text:span><text:span text:style-name="T6"> определим по формуле 4.6:</text:span></text:p>
      <text:p text:style-name="P4"><text:span text:style-name="T6"><draw:frame draw:style-name="fr1" draw:name="Графический объект19" text:anchor-type="as-char" svg:width="7.902cm" svg:height="0.706cm" draw:z-index="17"><draw:image xlink:href="Pictures/2000002D0002E4D500004225A78704FA.wmf" xlink:type="simple" xlink:show="embed" xlink:actuate="onLoad"/></draw:frame></text:span><text:span text:style-name="T6"> <text:s text:c="26"/>(4.6)</text:span></text:p>
      <text:p text:style-name="P3"><text:span text:style-name="T6">Таким образом, затраты на проектирование равны:</text:span></text:p>
      <text:p text:style-name="P3"><text:span text:style-name="T6"><draw:frame draw:style-name="fr1" draw:name="Графический объект20" text:anchor-type="as-char" svg:width="8.89cm" svg:height="0.564cm" draw:z-index="18"><draw:image xlink:href="Pictures/2000002400034170000034EBBA7B6A63.wmf" xlink:type="simple" xlink:show="embed" xlink:actuate="onLoad"/></draw:frame></text:span><text:span text:style-name="T6"> руб.</text:span></text:p>
      <text:p text:style-name="P6">Смета затрат на разработку программного продукта по статьям расходов представлена в таблице 4.4.</text:p>
      <text:p text:style-name="P16">Таблица 4.4 Смета затрат на разработку программного продукта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">Статьи затрат</text:p>
          </table:table-cell>
          <table:table-cell table:style-name="Таблица3.B1" office:value-type="string">
            <text:p text:style-name="P14">Сумма (руб.)</text:p>
          </table:table-cell>
        </table:table-row>
        <table:table-row table:style-name="Таблица3.2">
          <table:table-cell table:style-name="Таблица3.A2" office:value-type="string">
            <text:p text:style-name="P13">Основная заработная плата</text:p>
          </table:table-cell>
          <table:table-cell table:style-name="Таблица3.B2" office:value-type="string">
            <text:p text:style-name="P13">51470</text:p>
          </table:table-cell>
        </table:table-row>
        <table:table-row table:style-name="Таблица3.2">
          <table:table-cell table:style-name="Таблица3.A1" office:value-type="string">
            <text:p text:style-name="P13">Дополнительная зарплата</text:p>
          </table:table-cell>
          <table:table-cell table:style-name="Таблица3.B1" office:value-type="string">
            <text:p text:style-name="P13">41176</text:p>
          </table:table-cell>
        </table:table-row>
        <table:table-row table:style-name="Таблица3.2">
          <table:table-cell table:style-name="Таблица3.A2" office:value-type="string">
            <text:p text:style-name="P13">Отчисления во внебюджетные фонды</text:p>
          </table:table-cell>
          <table:table-cell table:style-name="Таблица3.B2" office:value-type="string">
            <text:p text:style-name="P13">24088</text:p>
          </table:table-cell>
        </table:table-row>
        <table:table-row table:style-name="Таблица3.2">
          <table:table-cell table:style-name="Таблица3.A1" office:value-type="string">
            <text:p text:style-name="P13">Затраты на материалы</text:p>
          </table:table-cell>
          <table:table-cell table:style-name="Таблица3.B1" office:value-type="string">
            <text:p text:style-name="P13">502</text:p>
          </table:table-cell>
        </table:table-row>
        <table:table-row table:style-name="Таблица3.6">
          <table:table-cell table:style-name="Таблица3.A1" office:value-type="string">
            <text:p text:style-name="P13">Затраты на машинное время</text:p>
          </table:table-cell>
          <table:table-cell table:style-name="Таблица3.B1" office:value-type="string">
            <text:p text:style-name="P13">6000</text:p>
          </table:table-cell>
        </table:table-row>
        <table:table-row table:style-name="Таблица3.2">
          <table:table-cell table:style-name="Таблица3.A1" office:value-type="string">
            <text:p text:style-name="P13">Накладные расходы организации</text:p>
          </table:table-cell>
          <table:table-cell table:style-name="Таблица3.B1" office:value-type="string">
            <text:p text:style-name="P13">30882</text:p>
          </table:table-cell>
        </table:table-row>
        <table:table-row table:style-name="Таблица3.6">
          <table:table-cell table:style-name="Таблица3.A1" office:value-type="string">
            <text:p text:style-name="P13">ИТОГО:</text:p>
          </table:table-cell>
          <table:table-cell table:style-name="Таблица3.B1" office:value-type="string">
            <text:p text:style-name="P13">154118</text:p>
          </table:table-cell>
        </table:table-row>
      </table:table>
      <text:p text:style-name="P3"><text:soft-page-break/><text:span text:style-name="T6">Суммарные затраты</text:span><text:span text:style-name="T6"> на реализацию проекта (формула 4.7):</text:span></text:p>
      <text:p text:style-name="P4"><text:span text:style-name="T6"><draw:frame draw:style-name="fr1" draw:name="Графический объект21" text:anchor-type="as-char" svg:width="6.526cm" svg:height="0.529cm" draw:z-index="19"><draw:image xlink:href="Pictures/2000001A000263D90000319CB179059B.wmf" xlink:type="simple" xlink:show="embed" xlink:actuate="onLoad"/></draw:frame></text:span><text:span text:style-name="T6">, <text:s text:c="35"/>(4.7)</text:span></text:p>
      <text:p text:style-name="P3"><text:span text:style-name="T6">где </text:span><text:span text:style-name="T6"><draw:frame draw:style-name="fr1" draw:name="Графический объект22" text:anchor-type="as-char" svg:width="0.6cm" svg:height="0.459cm" draw:z-index="20"><draw:image xlink:href="Pictures/2000000A0000383900002AFF0CC7B2AF.wmf" xlink:type="simple" xlink:show="embed" xlink:actuate="onLoad"/></draw:frame></text:span><text:span text:style-name="T6"> – затраты на основное и вспомогательное оборудование, руб.;</text:span></text:p>
      <text:p text:style-name="P3"><text:span text:style-name="T6"><draw:frame draw:style-name="fr1" draw:name="Графический объект23" text:anchor-type="as-char" svg:width="0.741cm" svg:height="0.459cm" draw:z-index="21"><draw:image xlink:href="Pictures/2000000A0000457400002AFF3CBB5061.wmf" xlink:type="simple" xlink:show="embed" xlink:actuate="onLoad"/></draw:frame></text:span><text:span text:style-name="T6"> – затраты на строительство, реконструкцию здания и помещений, руб.;</text:span></text:p>
      <text:p text:style-name="P3"><text:span text:style-name="T6"><draw:frame draw:style-name="fr1" draw:name="Графический объект24" text:anchor-type="as-char" svg:width="0.811cm" svg:height="0.459cm" draw:z-index="22"><draw:image xlink:href="Pictures/2000000A00004C1100002AFF2FAFC764.wmf" xlink:type="simple" xlink:show="embed" xlink:actuate="onLoad"/></draw:frame></text:span><text:span text:style-name="T6"> – затраты на приобретение типовых разработок, пакетов, руб.;</text:span></text:p>
      <text:p text:style-name="P3"><text:span text:style-name="T6"><draw:frame draw:style-name="fr1" draw:name="Графический объект25" text:anchor-type="as-char" svg:width="0.776cm" svg:height="0.459cm" draw:z-index="23"><draw:image xlink:href="Pictures/2000000A000048C300002AFF50B75516.wmf" xlink:type="simple" xlink:show="embed" xlink:actuate="onLoad"/></draw:frame></text:span><text:span text:style-name="T6"> – затраты на прокладку линий связи, руб.;</text:span></text:p>
      <text:p text:style-name="P3"><text:span text:style-name="T6"><draw:frame draw:style-name="fr1" draw:name="Графический объект26" text:anchor-type="as-char" svg:width="0.811cm" svg:height="0.459cm" draw:z-index="24"><draw:image xlink:href="Pictures/2000000A00004C1100002AFF96ED6BDA.wmf" xlink:type="simple" xlink:show="embed" xlink:actuate="onLoad"/></draw:frame></text:span><text:span text:style-name="T6"> – затраты на создание информационной базы, руб.;</text:span></text:p>
      <text:p text:style-name="P3"><text:span text:style-name="T6"><draw:frame draw:style-name="fr1" draw:name="Графический объект27" text:anchor-type="as-char" svg:width="0.811cm" svg:height="0.459cm" draw:z-index="25"><draw:image xlink:href="Pictures/2000000A00004C1100002AFFB5B7ADFE.wmf" xlink:type="simple" xlink:show="embed" xlink:actuate="onLoad"/></draw:frame></text:span><text:span text:style-name="T6"> – затраты на подготовку и переподготовку кадров, руб.</text:span></text:p>
      <text:p text:style-name="P3"><text:span text:style-name="T6">В связи с тем, что для внедрения системы, рассматриваемой в данном дипломном проекте, не было затрат, связанных с прокладкой линии связи, затрат на реконструкцию и строительство зданий, то данные затраты для внедрения системы не учитывают. Таким образом, при внедрении системы рассматриваемой в данном дипломном проекте, затраты на его реализацию определяются затратами на оборудование. В оборудование входит компьютер. Его стоимость 24000 рублей.</text:span></text:p>
      <text:p text:style-name="P3"><text:span text:style-name="T6">Затраты на основное и вспомогательное оборудование определяется по формуле </text:span><text:span text:style-name="T6"><draw:frame draw:style-name="fr1" draw:name="Графический объект28" text:anchor-type="as-char" svg:width="3.21cm" svg:height="0.564cm" draw:z-index="26"><draw:image xlink:href="Pictures/2000001900012CF7000034EB57D94F38.wmf" xlink:type="simple" xlink:show="embed" xlink:actuate="onLoad"/></draw:frame></text:span><text:span text:style-name="T6"> , (4.8)</text:span></text:p>
      <text:p text:style-name="P3"><text:span text:style-name="T6">где </text:span><text:span text:style-name="T6"><draw:frame draw:style-name="fr1" draw:name="Графический объект29" text:anchor-type="as-char" svg:width="0.706cm" svg:height="0.529cm" draw:z-index="27"><draw:image xlink:href="Pictures/2000000A000042250000319C884D24C5.wmf" xlink:type="simple" xlink:show="embed" xlink:actuate="onLoad"/></draw:frame></text:span><text:span text:style-name="T6">– балансовая стоимость </text:span><text:span text:style-name="T11">j</text:span><text:span text:style-name="T6">-</text:span><text:span text:style-name="T5">oro</text:span><text:span text:style-name="T6"> вида оборудования, руб. (24000руб.);</text:span></text:p>
      <text:p text:style-name="P3"><text:span text:style-name="T5"><draw:frame draw:style-name="fr1" draw:name="Графический объект30" text:anchor-type="as-char" svg:width="0.529cm" svg:height="0.529cm" draw:z-index="28"><draw:image xlink:href="Pictures/2000000A0000319C0000319CB72B5A30.wmf" xlink:type="simple" xlink:show="embed" xlink:actuate="onLoad"/></draw:frame></text:span><text:span text:style-name="T6">– количество единиц </text:span><text:span text:style-name="T11">i</text:span><text:span text:style-name="T6">-</text:span><text:span text:style-name="T5">ro</text:span><text:span text:style-name="T6"> оборудования, руб. (</text:span><text:span text:style-name="T5"><draw:frame draw:style-name="fr1" draw:name="Графический объект31" text:anchor-type="as-char" svg:width="0.529cm" svg:height="0.529cm" draw:z-index="29"><draw:image xlink:href="Pictures/2000000A0000319C0000319CB72B5A30.wmf" xlink:type="simple" xlink:show="embed" xlink:actuate="onLoad"/></draw:frame></text:span><text:span text:style-name="T6">=1);</text:span></text:p>
      <text:p text:style-name="P3"><text:span text:style-name="T6"><draw:frame draw:style-name="fr1" draw:name="Графический объект32" text:anchor-type="as-char" svg:width="0.423cm" svg:height="0.459cm" draw:z-index="30"><draw:image xlink:href="Pictures/2000000A000027B000002AFF3109F264.wmf" xlink:type="simple" xlink:show="embed" xlink:actuate="onLoad"/></draw:frame></text:span><text:span text:style-name="T6">– коэффициент загрузки </text:span><text:span text:style-name="T10">i</text:span><text:span text:style-name="T6">-ro вида оборудования при обработке информации по задаче.</text:span></text:p>
      <text:p text:style-name="P6">Коэффициент загрузки оборудования (формула 4.9):</text:p>
      <text:p text:style-name="P4"><text:span text:style-name="T6"><draw:frame draw:style-name="fr1" draw:name="Графический объект33" text:anchor-type="as-char" svg:width="1.482cm" svg:height="1.094cm" draw:z-index="31"><draw:image xlink:href="Pictures/2000001700008AE800006687962D5508.wmf" xlink:type="simple" xlink:show="embed" xlink:actuate="onLoad"/></draw:frame></text:span><text:span text:style-name="T6"> , <text:s text:c="58"/>(4.9)</text:span></text:p>
      <text:p text:style-name="P3"><text:span text:style-name="T6">где </text:span><text:span text:style-name="T6"><draw:frame draw:style-name="fr1" draw:name="Графический объект34" text:anchor-type="as-char" svg:width="0.706cm" svg:height="0.529cm" draw:z-index="32"><draw:image xlink:href="Pictures/2000000A000042250000319CE8CADDCC.wmf" xlink:type="simple" xlink:show="embed" xlink:actuate="onLoad"/></draw:frame></text:span><text:span text:style-name="T10"> -</text:span><text:span text:style-name="T6"> эффективный годовой фонд времени работы технического средства j-го вида, ч./год.</text:span></text:p>
      <text:p text:style-name="P4"><text:span text:style-name="T14"><draw:frame draw:style-name="fr1" draw:name="Графический объект35" text:anchor-type="as-char" svg:width="1.976cm" svg:height="0.529cm" draw:z-index="33"><draw:image xlink:href="Pictures/200000120000B9350000319C22DFF60D.wmf" xlink:type="simple" xlink:show="embed" xlink:actuate="onLoad"/></draw:frame></text:span><text:span text:style-name="T15"> , <text:s text:c="69"/></text:span><text:span text:style-name="T6">(4.10)</text:span></text:p>
      <text:p text:style-name="P3"><text:span text:style-name="T6">где </text:span><text:span text:style-name="T6"><draw:frame draw:style-name="fr1" draw:name="Графический объект36" text:anchor-type="as-char" svg:width="0.459cm" svg:height="0.529cm" draw:z-index="34"><draw:image xlink:href="Pictures/2000000A00002AFF0000319CF2473C1B.wmf" xlink:type="simple" xlink:show="embed" xlink:actuate="onLoad"/></draw:frame></text:span><text:span text:style-name="T6"> – трудоемкость однократной обработки информации по </text:span><text:span text:style-name="T10">i</text:span><text:span text:style-name="T6">-ой задаче на </text:span><text:span text:style-name="T10">j</text:span><text:span text:style-name="T6">-ом виде технических средств, часов машинного времени (</text:span><text:span text:style-name="T6"><draw:frame draw:style-name="fr1" draw:name="Графический объект37" text:anchor-type="as-char" svg:width="0.459cm" svg:height="0.529cm" draw:z-index="35"><draw:image xlink:href="Pictures/2000000A00002AFF0000319CF2473C1B.wmf" xlink:type="simple" xlink:show="embed" xlink:actuate="onLoad"/></draw:frame></text:span><text:span text:style-name="T6">= 6);</text:span></text:p>
      <text:p text:style-name="P3"><text:span text:style-name="T5"><draw:frame draw:style-name="fr1" draw:name="Графический объект38" text:anchor-type="as-char" svg:width="0.492cm" svg:height="0.459cm" draw:z-index="36"><draw:image xlink:href="Pictures/2000000A00002E4D00002AFF7A4BF02C.wmf" xlink:type="simple" xlink:show="embed" xlink:actuate="onLoad"/></draw:frame></text:span><text:span text:style-name="T6">– частота (периодичность) решения </text:span><text:span text:style-name="T10">i</text:span><text:span text:style-name="T6">-ой задачи, дней /год (</text:span><text:span text:style-name="T5"><draw:frame draw:style-name="fr1" draw:name="Графический объект39" text:anchor-type="as-char" svg:width="0.492cm" svg:height="0.459cm" draw:z-index="37"><draw:image xlink:href="Pictures/2000000A00002E4D00002AFF7A4BF02C.wmf" xlink:type="simple" xlink:show="embed" xlink:actuate="onLoad"/></draw:frame></text:span><text:span text:style-name="T6"> = 264).</text:span></text:p>
      <text:p text:style-name="P6">Подставляя имеющиеся цифры в формулу, получаем затраты на приобретение оборудования:</text:p>
      <text:p text:style-name="P3"><text:span text:style-name="T6"><draw:frame draw:style-name="fr1" draw:name="Графический объект40" text:anchor-type="as-char" svg:width="5.221cm" svg:height="1.023cm" draw:z-index="38"><draw:image xlink:href="Pictures/200000210001E97B00005FE904F2FA5B.wmf" xlink:type="simple" xlink:show="embed" xlink:actuate="onLoad"/></draw:frame></text:span><text:span text:style-name="T6"> руб.</text:span></text:p>
      <text:p text:style-name="P6">Суммарные затраты на разработку проекта составят:</text:p>
      <text:p text:style-name="P3"><text:span text:style-name="T6"><draw:frame draw:style-name="fr1" draw:name="Графический объект41" text:anchor-type="as-char" svg:width="5.221cm" svg:height="0.492cm" draw:z-index="39"><draw:image xlink:href="Pictures/200000180001E97B00002E4D8B9C602F.wmf" xlink:type="simple" xlink:show="embed" xlink:actuate="onLoad"/></draw:frame></text:span><text:span text:style-name="T6">руб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DejaVu Sans" svg:font-family="'DejaVu Sans'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Cambria" svg:font-family="Cambria, 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n" fo:country="US" style:font-name-asian="MS Mincho" style:font-size-asian="11pt" style:language-asian="ja" style:country-asian="JP" style:font-name-complex="Times New Roman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MS Gothic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Cambria" fo:font-size="13pt" fo:font-weight="bold" style:font-name-asian="MS Gothic" style:font-size-asian="13pt" style:font-weight-asian="bold" style:font-size-complex="13pt" style:font-weight-complex="bold"/>
    </style:style>
    <style:style style:name="Стандартный_20_HTML" style:display-name="Стандартный HTML" style:family="paragraph" style:parent-style-name="Standard">
      <style:paragraph-properties fo:margin-top="0cm" fo:margin-bottom="0cm" fo:line-height="100%" fo:orphans="0" fo:widows="0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2pt" fo:language="ru" fo:country="RU" style:letter-kerning="true" style:font-name-asian="Courier New" style:font-size-asian="12pt" style:font-name-complex="Courier New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_20_Знак_20_Знак4" style:display-name=" Знак Знак4" style:family="text" style:parent-style-name="Основной_20_шрифт_20_абзаца">
      <style:text-properties style:font-name="Cambria" fo:font-size="13pt" fo:language="en" fo:country="US" fo:font-weight="bold" style:font-name-asian="MS Gothic" style:font-size-asian="13pt" style:language-asian="ja" style:country-asian="JP" style:font-weight-asian="bold" style:font-size-complex="13pt" style:language-complex="ar" style:country-complex="SA" style:font-weight-complex="bold"/>
    </style:style>
    <style:style style:name="_20_Знак_20_Знак5" style:display-name=" Знак Знак5" style:family="text" style:parent-style-name="Основной_20_шрифт_20_абзаца">
      <style:text-properties style:font-name="Cambria" fo:font-size="16pt" fo:language="en" fo:country="US" fo:font-weight="bold" style:letter-kerning="true" style:font-name-asian="MS Gothic" style:font-size-asian="16pt" style:language-asian="ja" style:country-asian="JP" style:font-weight-asian="bold" style:font-size-complex="16pt" style:language-complex="ar" style:country-complex="SA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Экономическое обоснование разработки дипломного проекта</dc:title>
    <meta:initial-creator>Масяня</meta:initial-creator>
    <meta:creation-date>2010-12-20T01:45:00</meta:creation-date>
    <dc:creator>Dark SavanT</dc:creator>
    <dc:date>2010-12-20T03:41:40</dc:date>
    <meta:editing-cycles>5</meta:editing-cycles>
    <meta:editing-duration>PT01H05M32S</meta:editing-duration>
    <meta:generator>OpenOffice.org/3.2$Linux OpenOffice.org_project/320m19$Build-9505</meta:generator>
    <meta:document-statistic meta:table-count="3" meta:image-count="41" meta:object-count="0" meta:page-count="6" meta:paragraph-count="149" meta:word-count="1408" meta:character-count="11252"/>
  </office:meta>
</office:document-meta>
</file>